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0.312" calcext:value-type="float">
            <text:p>0,312</text:p>
          </table:table-cell>
          <table:table-cell table:number-columns-repeated="2"/>
        </table:table-row>
        <table:table-row table:style-name="ro1">
          <table:table-cell office:value-type="float" office:value="0.317" calcext:value-type="float">
            <text:p>0,317</text:p>
          </table:table-cell>
          <table:table-cell table:number-columns-repeated="2"/>
        </table:table-row>
        <table:table-row table:style-name="ro1">
          <table:table-cell office:value-type="float" office:value="0.314" calcext:value-type="float">
            <text:p>0,314</text:p>
          </table:table-cell>
          <table:table-cell table:number-columns-repeated="2"/>
        </table:table-row>
        <table:table-row table:style-name="ro1">
          <table:table-cell table:formula="of:=AVERAGE([.A4:.A10])" office:value-type="float" office:value="0.307571428571429" calcext:value-type="float">
            <text:p>0,307571428571429</text:p>
          </table:table-cell>
          <table:table-cell table:formula="of:=STDEV([.A4:.A10])" office:value-type="float" office:value="0.0093782930724296" calcext:value-type="float">
            <text:p>0,00937829307243</text:p>
          </table:table-cell>
          <table:table-cell table:formula="of:=[.B11]/COUNT([.A4:.A10])" office:value-type="float" office:value="0.00133975615320423" calcext:value-type="float">
            <text:p>0,001339756153204</text:p>
          </table:table-cell>
        </table:table-row>
        <table:table-row table:style-name="ro1">
          <table:table-cell office:value-type="string" calcext:value-type="string">
            <text:p>Wert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 = Std dev/sqrt(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0:34:35.015585374</meta:creation-date>
    <dc:date>2020-03-13T12:16:45.738125662</dc:date>
    <meta:editing-duration>PT31M50S</meta:editing-duration>
    <meta:editing-cycles>1</meta:editing-cycles>
    <meta:document-statistic meta:table-count="1" meta:cell-count="13" meta:object-count="0"/>
    <meta:generator>LibreOffice/6.3.5.2$Linux_X86_64 LibreOffice_project/30$Build-2</meta:generator>
  </office:meta>
</office:document-meta>
</file>